
<file path=META-INF/manifest.xml><?xml version="1.0" encoding="utf-8"?>
<ns0:manifest xmlns:ns0="urn:oasis:names:tc:opendocument:xmlns:manifest:1.0" ns0:version="1.3">
  <ns0:file-entry ns0:full-path="/" ns0:version="1.3" ns0:media-type="application/vnd.oasis.opendocument.spreadsheet"/>
  <ns0:file-entry ns0:full-path="Configurations2/" ns0:media-type="application/vnd.sun.xml.ui.configuration"/>
  <ns0:file-entry ns0:full-path="manifest.rdf" ns0:media-type="application/rdf+xml"/>
  <ns0:file-entry ns0:full-path="meta.xml" ns0:media-type="text/xml"/>
  <ns0:file-entry ns0:full-path="styles.xml" ns0:media-type="text/xml"/>
  <ns0:file-entry ns0:full-path="content.xml" ns0:media-type="text/xml"/>
  <ns0:file-entry ns0:full-path="settings.xml" ns0:media-type="text/xml"/>
  <ns0:file-entry ns0:full-path="Thumbnails/thumbnail.png" ns0:media-type="image/png"/>
</ns0:manifest>
</file>

<file path=content.xml><?xml version="1.0" encoding="utf-8"?>
<office:document-content xmlns:calcext="urn:org:documentfoundation:names:experimental:calc:xmlns:calcext:1.0" xmlns:fo="urn:oasis:names:tc:opendocument:xmlns:xsl-fo-compatib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style:font-style-asian="normal" fo:text-shadow="none" fo:language="pt" fo:country="BR" style:text-overline-style="none" style:text-overline-color="font-color" style:language-asian="zh" style:country-asian="CN" fo:font-style="normal" style:font-relief="none" style:font-size-asian="10pt" fo:font-size="10pt" style:font-weight-complex="normal" style:text-outline="false" style:font-style-complex="normal" style:font-name-complex="FreeSans" style:language-complex="hi" style:country-complex="IN" fo:font-weight="normal" style:text-emphasize="none" style:text-underline-style="none" style:text-underline-color="font-color" style:font-size-complex="10pt" style:font-name-asian="DejaVu Sans" style:text-line-through-type="none" style:font-weight-asian="normal" style:text-line-through-mode="continuous"/>
    </style:style>
    <style:style style:name="T2" style:family="text">
      <style:text-properties style:font-style-asian="normal" fo:text-shadow="none" fo:language="pt" fo:country="BR" style:text-overline-style="none" style:text-overline-color="font-color" style:language-asian="zh" style:country-asian="CN" fo:font-style="normal" style:font-relief="none" style:font-size-asian="10pt" fo:font-size="10pt" style:font-weight-complex="normal" style:text-outline="false" style:font-style-complex="normal" style:font-name-complex="FreeSans" style:language-complex="hi" style:country-complex="IN" fo:font-weight="normal" style:text-emphasize="none" style:text-underline-style="none" style:text-underline-color="font-color" style:font-size-complex="10pt" style:font-name-asian="DejaVu Sans" style:text-line-through-type="none" style:font-weight-asian="normal" style:text-line-through-mode="continuous" style:font-name="Liberation Sans"/>
    </style:style>
    <style:style style:name="T3" style:family="text">
      <style:text-properties style:font-style-asian="normal" style:text-outline="false" fo:text-shadow="none" fo:language="pt" fo:country="BR" style:text-overline-style="none" style:text-overline-color="font-color" style:language-asian="zh" style:country-asian="CN" fo:font-style="normal" style:font-relief="none" style:font-size-asian="10pt" fo:font-size="10pt" style:font-weight-complex="normal" style:font-name="Liberation Sans" style:font-style-complex="normal" style:font-name-complex="FreeSans" style:language-complex="hi" style:country-complex="IN" fo:font-weight="normal" style:text-emphasize="none" style:text-underline-style="none" style:text-underline-color="font-color" style:font-size-complex="10pt" style:font-name-asian="DejaVu Sans" style:text-line-through-type="none" style:font-weight-asian="normal" style:text-line-through-mode="continuous"/>
    </style:style>
    <style:style style:name="T4" style:family="text">
      <style:text-properties style:font-style-asian="normal" style:text-outline="false" fo:text-shadow="none" fo:language="pt" fo:country="BR" style:text-overline-style="none" style:text-overline-color="font-color" style:language-asian="zh" style:country-asian="CN" fo:font-style="normal" style:font-relief="none" style:font-size-asian="10pt" fo:font-size="10pt" style:font-weight-complex="normal" style:font-style-complex="normal" style:font-name-complex="FreeSans" style:language-complex="hi" style:country-complex="IN" fo:font-weight="normal" style:text-emphasize="none" style:text-underline-style="none" style:text-underline-color="font-color" style:font-size-complex="10pt" style:font-name-asian="DejaVu Sans" style:text-line-through-type="none" style:font-weight-asian="normal" style:text-line-through-mode="continuous" style:font-name="Liberation Sans"/>
    </style:style>
    <style:style style:name="T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6" style:family="text">
      <style:text-properties style:font-style-asian="normal" style:font-name-complex="FreeSans" style:language-complex="hi" style:country-complex="IN" style:text-underline-style="none" style:text-underline-color="font-color" style:text-emphasize="none" style:text-line-through-type="none" style:font-size-complex="10pt" style:font-name-asian="DejaVu Sans" fo:font-style="normal" style:font-weight-asian="normal" style:font-weight-complex="normal" fo:text-shadow="none" fo:language="pt" fo:country="BR" style:font-style-complex="normal" style:text-line-through-mode="continuous" fo:font-weight="normal" style:text-overline-style="none" style:text-overline-color="font-color" style:language-asian="zh" style:country-asian="CN" style:text-outline="false" style:font-relief="none" style:font-size-asian="10pt" fo:font-size="10pt" style:font-name="Liberation Sans"/>
    </style:style>
    <style:style style:name="T7" style:family="text">
      <style:text-properties style:font-style-asian="normal" style:font-name-complex="FreeSans" style:language-complex="hi" style:country-complex="IN" fo:font-weight="normal" style:text-emphasize="none" style:text-underline-style="none" style:text-underline-color="font-color" style:font-size-complex="10pt" style:font-name-asian="DejaVu Sans" style:text-line-through-type="none" style:font-weight-asian="normal" style:font-weight-complex="normal" style:text-outline="false" style:text-line-through-mode="continuous" style:font-style-complex="normal" fo:text-shadow="none" fo:language="pt" fo:country="BR" style:text-overline-style="none" style:text-overline-color="font-color" style:language-asian="zh" style:country-asian="CN" fo:font-style="normal" style:font-relief="none" style:font-size-asian="10pt" fo:font-size="10pt" style:font-name="Liberation Sans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9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ispositivos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Endereço IP</text:p>
          </table:table-cell>
          <table:table-cell table:style-name="ce1" office:value-type="string" calcext:value-type="string">
            <text:p>Máscara de sub-rede</text:p>
          </table:table-cell>
          <table:table-cell table:style-name="ce1" office:value-type="string" calcext:value-type="string">
            <text:p>Gateway padrão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Branch 1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192.168.72.129</text:p>
          </table:table-cell>
          <table:table-cell office:value-type="string" calcext:value-type="string">
            <text:p><text:span text:style-name="T1">255</text:span><text:span text:style-name="T2">.</text:span><text:span text:style-name="T2">255</text:span><text:span text:style-name="T2">.</text:span><text:span text:style-name="T2">255</text:span><text:span text:style-name="T2">.</text:span><text:span text:style-name="T2">240</text:span>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covered-table-cell/>
          <table:table-cell office:value-type="string" calcext:value-type="string">
            <text:p>G0/1</text:p>
          </table:table-cell>
          <table:table-cell office:value-type="string" calcext:value-type="string">
            <text:p>192.168.72.97</text:p>
          </table:table-cell>
          <table:table-cell office:value-type="string" calcext:value-type="string">
            <text:p><text:span text:style-name="T3">255</text:span><text:span text:style-name="T4">.</text:span><text:span text:style-name="T4">255</text:span><text:span text:style-name="T4">.</text:span><text:span text:style-name="T4">255</text:span><text:span text:style-name="T4">.</text:span><text:span text:style-name="T4">224</text:span>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72.145</text:p>
          </table:table-cell>
          <table:table-cell office:value-type="string" calcext:value-type="string">
            <text:p><text:span text:style-name="T5">255</text:span><text:span text:style-name="T5">.</text:span><text:span text:style-name="T5">255</text:span><text:span text:style-name="T5">.</text:span><text:span text:style-name="T5">255</text:span><text:span text:style-name="T5">.</text:span>252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Branch 2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192.168.72.1</text:p>
          </table:table-cell>
          <table:table-cell office:value-type="string" calcext:value-type="string">
            <text:p><text:span text:style-name="T6">255</text:span><text:span text:style-name="T6">.</text:span><text:span text:style-name="T6">255</text:span><text:span text:style-name="T6">.</text:span><text:span text:style-name="T6">255</text:span><text:span text:style-name="T6">.</text:span><text:span text:style-name="T6">192</text:span>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covered-table-cell/>
          <table:table-cell office:value-type="string" calcext:value-type="string">
            <text:p>G0/1</text:p>
          </table:table-cell>
          <table:table-cell office:value-type="string" calcext:value-type="string">
            <text:p>192.168.72.65</text:p>
          </table:table-cell>
          <table:table-cell office:value-type="string" calcext:value-type="string">
            <text:p><text:span text:style-name="T5">255</text:span><text:span text:style-name="T5">.</text:span><text:span text:style-name="T5">255</text:span><text:span text:style-name="T5">.</text:span><text:span text:style-name="T5">255</text:span><text:span text:style-name="T5">.</text:span>224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covered-table-cell/>
          <table:table-cell office:value-type="string" calcext:value-type="string">
            <text:p>S0/0/0</text:p>
          </table:table-cell>
          <table:table-cell office:value-type="string" calcext:value-type="string">
            <text:p>192.168.72.146</text:p>
          </table:table-cell>
          <table:table-cell office:value-type="string" calcext:value-type="string">
            <text:p><text:span text:style-name="T7">255</text:span><text:span text:style-name="T7">.</text:span><text:span text:style-name="T7">255</text:span><text:span text:style-name="T7">.</text:span><text:span text:style-name="T7">255</text:span><text:span text:style-name="T7">.</text:span><text:span text:style-name="T7">252</text:span>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Room-114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72.130</text:p>
          </table:table-cell>
          <table:table-cell office:value-type="string" calcext:value-type="string">
            <text:p><text:span text:style-name="T5">255</text:span><text:span text:style-name="T5">.</text:span><text:span text:style-name="T5">255</text:span><text:span text:style-name="T5">.</text:span><text:span text:style-name="T5">255</text:span><text:span text:style-name="T5">.</text:span>240</text:p>
          </table:table-cell>
          <table:table-cell office:value-type="string" calcext:value-type="string">
            <text:p>192.168.72.129</text:p>
          </table:table-cell>
        </table:table-row>
        <table:table-row table:style-name="ro1">
          <table:table-cell office:value-type="string" calcext:value-type="string">
            <text:p>Room-279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72.98</text:p>
          </table:table-cell>
          <table:table-cell office:value-type="string" calcext:value-type="string">
            <text:p><text:span text:style-name="T5">255</text:span><text:span text:style-name="T5">.</text:span><text:span text:style-name="T5">255</text:span><text:span text:style-name="T5">.</text:span><text:span text:style-name="T5">255</text:span><text:span text:style-name="T5">.</text:span>224</text:p>
          </table:table-cell>
          <table:table-cell office:value-type="string" calcext:value-type="string">
            <text:p>192.168.72.97</text:p>
          </table:table-cell>
        </table:table-row>
        <table:table-row table:style-name="ro1">
          <table:table-cell office:value-type="string" calcext:value-type="string">
            <text:p>Room-312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72.66</text:p>
          </table:table-cell>
          <table:table-cell office:value-type="string" calcext:value-type="string">
            <text:p><text:span text:style-name="T5">255</text:span><text:span text:style-name="T5">.</text:span><text:span text:style-name="T5">255</text:span><text:span text:style-name="T5">.</text:span><text:span text:style-name="T5">255</text:span><text:span text:style-name="T5">.</text:span>224</text:p>
          </table:table-cell>
          <table:table-cell office:value-type="string" calcext:value-type="string">
            <text:p>192.168.72.65</text:p>
          </table:table-cell>
        </table:table-row>
        <table:table-row table:style-name="ro1">
          <table:table-cell office:value-type="string" calcext:value-type="string">
            <text:p>Room-407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72.2</text:p>
          </table:table-cell>
          <table:table-cell office:value-type="string" calcext:value-type="string">
            <text:p><text:span text:style-name="T8">255</text:span><text:span text:style-name="T9">.</text:span><text:span text:style-name="T9">255</text:span><text:span text:style-name="T9">.</text:span><text:span text:style-name="T9">255</text:span><text:span text:style-name="T9">.</text:span>192</text:p>
          </table:table-cell>
          <table:table-cell office:value-type="string" calcext:value-type="string">
            <text:p>192.168.72.1</text:p>
          </table:table-cell>
        </table:table-row>
        <table:table-row table:style-name="ro1">
          <table:table-cell office:value-type="string" calcext:value-type="string">
            <text:p>PC-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72.142</text:p>
          </table:table-cell>
          <table:table-cell office:value-type="string" calcext:value-type="string">
            <text:p><text:span text:style-name="T7">255</text:span><text:span text:style-name="T7">.</text:span><text:span text:style-name="T7">255</text:span><text:span text:style-name="T7">.</text:span><text:span text:style-name="T7">255</text:span><text:span text:style-name="T7">.</text:span><text:span text:style-name="T7">240</text:span></text:p>
          </table:table-cell>
          <table:table-cell office:value-type="string" calcext:value-type="string">
            <text:p>192.168.72.129</text:p>
          </table:table-cell>
        </table:table-row>
        <table:table-row table:style-name="ro1">
          <table:table-cell office:value-type="string" calcext:value-type="string">
            <text:p>PC-B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72.126</text:p>
          </table:table-cell>
          <table:table-cell office:value-type="string" calcext:value-type="string">
            <text:p><text:span text:style-name="T7">255</text:span><text:span text:style-name="T7">.</text:span><text:span text:style-name="T7">255</text:span><text:span text:style-name="T7">.</text:span><text:span text:style-name="T7">255</text:span><text:span text:style-name="T7">.</text:span><text:span text:style-name="T7">224</text:span></text:p>
          </table:table-cell>
          <table:table-cell office:value-type="string" calcext:value-type="string">
            <text:p>192.168.72.97</text:p>
          </table:table-cell>
        </table:table-row>
        <table:table-row table:style-name="ro1">
          <table:table-cell office:value-type="string" calcext:value-type="string">
            <text:p>PC-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72.94</text:p>
          </table:table-cell>
          <table:table-cell office:value-type="string" calcext:value-type="string">
            <text:p><text:span text:style-name="T7">255</text:span><text:span text:style-name="T7">.</text:span><text:span text:style-name="T7">255</text:span><text:span text:style-name="T7">.</text:span><text:span text:style-name="T7">255</text:span><text:span text:style-name="T7">.</text:span><text:span text:style-name="T7">224</text:span></text:p>
          </table:table-cell>
          <table:table-cell office:value-type="string" calcext:value-type="string">
            <text:p>192.168.72.65</text:p>
          </table:table-cell>
        </table:table-row>
        <table:table-row table:style-name="ro1">
          <table:table-cell office:value-type="string" calcext:value-type="string">
            <text:p>PC-D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92.168.72.62</text:p>
          </table:table-cell>
          <table:table-cell office:value-type="string" calcext:value-type="string">
            <text:p><text:span text:style-name="T6">255</text:span><text:span text:style-name="T6">.</text:span><text:span text:style-name="T6">255</text:span><text:span text:style-name="T6">.</text:span><text:span text:style-name="T6">255</text:span><text:span text:style-name="T6">.</text:span><text:span text:style-name="T6">192</text:span></text:p>
          </table:table-cell>
          <table:table-cell office:value-type="string" calcext:value-type="string">
            <text:p>192.168.7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fo="urn:oasis:names:tc:opendocument:xmlns:xsl-fo-compatible:1.0" xmlns:number="urn:oasis:names:tc:opendocument:xmlns:datastyle:1.0" xmlns:office="urn:oasis:names:tc:opendocument:xmlns:office:1.0" xmlns:style="urn:oasis:names:tc:opendocument:xmlns:style:1.0" xmlns:svg="urn:oasis:names:tc:opendocument:xmlns:svg-compatible:1.0" xmlns:text="urn:oasis:names:tc:opendocument:xmlns:text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number:number-style style:name="N0">
      <number:number number:min-integer-digits="1"/>
    </number:number-style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